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100000343000003B1CE638816.png" manifest:media-type="image/png"/>
  <manifest:file-entry manifest:full-path="Pictures/10000000000001870000010D5041C478.png" manifest:media-type="image/png"/>
  <manifest:file-entry manifest:full-path="Pictures/100088BA00000F78000001F0385CC07F.svg" manifest:media-type="image/svg+xml"/>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523000003B1E11E462D.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1"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2" style:family="paragraph" style:parent-style-name="Text_20_body">
      <style:paragraph-properties fo:text-align="justify" style:justify-single-word="false"/>
      <style:text-properties officeooo:rsid="0012d4af" officeooo:paragraph-rsid="0012d4af"/>
    </style:style>
    <style:style style:name="P33" style:family="paragraph" style:parent-style-name="Text_20_body">
      <style:paragraph-properties fo:text-align="justify" style:justify-single-word="false"/>
      <style:text-properties officeooo:rsid="0015f80d" officeooo:paragraph-rsid="0015f80d"/>
    </style:style>
    <style:style style:name="P34"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5" style:family="paragraph" style:parent-style-name="Text_20_body">
      <style:text-properties fo:font-weight="normal" officeooo:rsid="0014ee82" officeooo:paragraph-rsid="0014ee82" style:font-weight-asian="normal" style:font-weight-complex="normal"/>
    </style:style>
    <style:style style:name="P36" style:family="paragraph" style:parent-style-name="Text_20_body">
      <style:text-properties fo:font-weight="normal" officeooo:rsid="0014ee82" officeooo:paragraph-rsid="0015f80d" style:font-weight-asian="normal" style:font-weight-complex="normal"/>
    </style:style>
    <style:style style:name="P37"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8"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9" style:family="paragraph" style:parent-style-name="Text_20_body">
      <style:paragraph-properties fo:text-align="justify" style:justify-single-word="false"/>
      <style:text-properties fo:font-weight="normal" style:font-weight-asian="normal" style:font-weight-complex="normal"/>
    </style:style>
    <style:style style:name="P40" style:family="paragraph" style:parent-style-name="Text_20_body">
      <style:text-properties fo:font-weight="normal" officeooo:rsid="0017d71b" officeooo:paragraph-rsid="0017d71b" style:font-weight-asian="normal" style:font-weight-complex="normal"/>
    </style:style>
    <style:style style:name="P41" style:family="paragraph" style:parent-style-name="Text_20_body">
      <style:text-properties fo:font-weight="normal" officeooo:rsid="0047e9ea" officeooo:paragraph-rsid="0047e9ea" style:font-weight-asian="normal" style:font-weight-complex="normal"/>
    </style:style>
    <style:style style:name="P42"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3"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4" style:family="paragraph" style:parent-style-name="Horizontal_20_Line">
      <style:text-properties officeooo:rsid="001d5456" officeooo:paragraph-rsid="001d5456"/>
    </style:style>
    <style:style style:name="P45" style:family="paragraph" style:parent-style-name="Text_20_body">
      <style:paragraph-properties fo:text-align="justify" style:justify-single-word="false"/>
      <style:text-properties officeooo:rsid="001fe991" officeooo:paragraph-rsid="001fe991"/>
    </style:style>
    <style:style style:name="P46" style:family="paragraph" style:parent-style-name="Text_20_body">
      <style:paragraph-properties fo:text-align="justify" style:justify-single-word="false"/>
      <style:text-properties officeooo:rsid="0027f77f" officeooo:paragraph-rsid="002dbbc1"/>
    </style:style>
    <style:style style:name="P47" style:family="paragraph" style:parent-style-name="Text_20_body">
      <style:text-properties officeooo:rsid="0027f77f" officeooo:paragraph-rsid="002dbbc1"/>
    </style:style>
    <style:style style:name="P48" style:family="paragraph" style:parent-style-name="Text_20_body">
      <style:text-properties officeooo:rsid="0026daf2" officeooo:paragraph-rsid="002dbbc1"/>
    </style:style>
    <style:style style:name="P49" style:family="paragraph" style:parent-style-name="Text_20_body">
      <style:paragraph-properties fo:text-align="justify" style:justify-single-word="false"/>
      <style:text-properties officeooo:rsid="0031da84" officeooo:paragraph-rsid="0031da84"/>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3">
      <style:paragraph-properties>
        <style:tab-stops>
          <style:tab-stop style:position="16.589cm" style:type="right" style:leader-style="dotted" style:leader-text="."/>
        </style:tab-stops>
      </style:paragraph-properties>
    </style:style>
    <style:style style:name="P53" style:family="paragraph" style:parent-style-name="Contents_20_4">
      <style:paragraph-properties>
        <style:tab-stops>
          <style:tab-stop style:position="16.09cm" style:type="right" style:leader-style="dotted" style:leader-text="."/>
        </style:tab-stops>
      </style:paragraph-properties>
    </style:style>
    <style:style style:name="P54" style:family="paragraph" style:parent-style-name="Text_20_body">
      <style:text-properties officeooo:paragraph-rsid="00464343"/>
    </style:style>
    <style:style style:name="P55" style:family="paragraph" style:parent-style-name="Table_20_Contents">
      <style:paragraph-properties fo:text-align="start" style:justify-single-word="false"/>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7"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8" style:family="paragraph" style:parent-style-name="Table_20_Contents">
      <style:paragraph-properties fo:text-align="start" style:justify-single-word="false"/>
      <style:text-properties officeooo:rsid="003861ef" officeooo:paragraph-rsid="003861ef"/>
    </style:style>
    <style:style style:name="P59" style:family="paragraph" style:parent-style-name="Table_20_Contents">
      <style:paragraph-properties fo:text-align="start" style:justify-single-word="false"/>
      <style:text-properties officeooo:rsid="0039edba" officeooo:paragraph-rsid="0039edba"/>
    </style:style>
    <style:style style:name="P60"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1" style:family="paragraph" style:parent-style-name="Text_20_body">
      <style:text-properties officeooo:rsid="0032e553" officeooo:paragraph-rsid="0032e553"/>
    </style:style>
    <style:style style:name="P62" style:family="paragraph" style:parent-style-name="Text_20_body">
      <style:text-properties officeooo:paragraph-rsid="004361dd"/>
    </style:style>
    <style:style style:name="P63" style:family="paragraph" style:parent-style-name="Text_20_body">
      <style:text-properties officeooo:rsid="004361dd" officeooo:paragraph-rsid="004361dd"/>
    </style:style>
    <style:style style:name="P64" style:family="paragraph" style:parent-style-name="Text_20_body">
      <style:text-properties officeooo:paragraph-rsid="004c9e00"/>
    </style:style>
    <style:style style:name="P65" style:family="paragraph" style:parent-style-name="Horizontal_20_Line">
      <style:text-properties officeooo:paragraph-rsid="0050fa99"/>
    </style:style>
    <style:style style:name="P66" style:family="paragraph" style:parent-style-name="Text_20_body">
      <style:text-properties officeooo:rsid="0050fa99" officeooo:paragraph-rsid="0050fa99"/>
    </style:style>
    <style:style style:name="P67" style:family="paragraph" style:parent-style-name="Text_20_body">
      <style:text-properties officeooo:rsid="0050fa99" officeooo:paragraph-rsid="005165d0"/>
    </style:style>
    <style:style style:name="P68" style:family="paragraph" style:parent-style-name="Text_20_body">
      <style:text-properties officeooo:rsid="0050fa99" officeooo:paragraph-rsid="00524c35"/>
    </style:style>
    <style:style style:name="P69" style:family="paragraph" style:parent-style-name="Text_20_body">
      <style:text-properties officeooo:rsid="005165d0" officeooo:paragraph-rsid="005165d0"/>
    </style:style>
    <style:style style:name="P70" style:family="paragraph" style:parent-style-name="Text_20_body">
      <style:text-properties officeooo:rsid="00543eab" officeooo:paragraph-rsid="00543eab"/>
    </style:style>
    <style:style style:name="P71" style:family="paragraph" style:parent-style-name="Contents_20_Heading" style:master-page-name="Index">
      <style:paragraph-properties style:page-number="auto" fo:break-before="page"/>
    </style:style>
    <style:style style:name="P72" style:family="paragraph" style:parent-style-name="Standard" style:master-page-name="First_20_Page">
      <style:paragraph-properties style:page-number="auto"/>
    </style:style>
    <style:style style:name="P73" style:family="paragraph" style:parent-style-name="Footer">
      <style:paragraph-properties fo:text-align="start" style:justify-single-word="false"/>
    </style:style>
    <style:style style:name="P74" style:family="paragraph" style:parent-style-name="Heading_20_1" style:master-page-name="Standard">
      <style:paragraph-properties style:page-number="1" fo:break-before="page"/>
    </style:style>
    <style:style style:name="P75" style:family="paragraph" style:parent-style-name="Heading_20_1">
      <style:paragraph-properties fo:break-before="page"/>
    </style:style>
    <style:style style:name="P76" style:family="paragraph" style:parent-style-name="Heading_20_2">
      <style:paragraph-properties fo:break-before="page"/>
      <style:text-properties officeooo:paragraph-rsid="0034fe81"/>
    </style:style>
    <style:style style:name="P77" style:family="paragraph" style:parent-style-name="Heading_20_2">
      <style:paragraph-properties fo:break-before="page"/>
    </style:style>
    <style:style style:name="P78" style:family="paragraph" style:parent-style-name="Heading_20_3">
      <style:text-properties officeooo:paragraph-rsid="0050fa99"/>
    </style:style>
    <style:style style:name="P79" style:family="paragraph" style:parent-style-name="Heading_20_3">
      <style:text-properties officeooo:paragraph-rsid="00464343"/>
    </style:style>
    <style:style style:name="P80" style:family="paragraph" style:parent-style-name="Heading_20_3">
      <style:text-properties officeooo:paragraph-rsid="004c9e00"/>
    </style:style>
    <style:style style:name="P81" style:family="paragraph" style:parent-style-name="Heading_20_3" style:list-style-name="">
      <style:text-properties officeooo:paragraph-rsid="0012d4af"/>
    </style:style>
    <style:style style:name="P82" style:family="paragraph" style:parent-style-name="Heading_20_3">
      <style:paragraph-properties fo:break-before="page"/>
      <style:text-properties officeooo:paragraph-rsid="0012d4af"/>
    </style:style>
    <style:style style:name="P83" style:family="paragraph" style:parent-style-name="Heading_20_4">
      <style:text-properties officeooo:paragraph-rsid="0050fa99"/>
    </style:style>
    <style:style style:name="P84" style:family="paragraph" style:parent-style-name="Heading_20_4">
      <style:text-properties officeooo:rsid="004361dd"/>
    </style:style>
    <style:style style:name="P85" style:family="paragraph" style:parent-style-name="Text_20_body" style:list-style-name="L1">
      <style:text-properties fo:font-weight="bold" officeooo:rsid="0050fa99" officeooo:paragraph-rsid="0050fa99" style:font-weight-asian="bold" style:font-weight-complex="bold"/>
    </style:style>
    <style:style style:name="P86" style:family="paragraph" style:parent-style-name="Text_20_body" style:list-style-name="L2">
      <style:text-properties fo:font-weight="bold" officeooo:rsid="005165d0" officeooo:paragraph-rsid="005165d0" style:font-weight-asian="bold" style:font-weight-complex="bold"/>
    </style:style>
    <style:style style:name="P87" style:family="paragraph" style:parent-style-name="Text_20_body" style:list-style-name="L2">
      <style:text-properties fo:font-weight="bold" officeooo:rsid="005238b5" officeooo:paragraph-rsid="005238b5" style:font-weight-asian="bold" style:font-weight-complex="bold"/>
    </style:style>
    <style:style style:name="P88" style:family="paragraph" style:parent-style-name="Text_20_body" style:list-style-name="L3">
      <style:text-properties fo:font-weight="bold" officeooo:rsid="005238b5" officeooo:paragraph-rsid="005238b5" style:font-weight-asian="bold" style:font-weight-complex="bold"/>
    </style:style>
    <style:style style:name="P89" style:family="paragraph" style:parent-style-name="Text_20_body" style:list-style-name="L4">
      <style:text-properties fo:font-weight="bold" officeooo:rsid="005238b5" officeooo:paragraph-rsid="005238b5" style:font-weight-asian="bold" style:font-weight-complex="bold"/>
    </style:style>
    <style:style style:name="P90" style:family="paragraph" style:parent-style-name="Text_20_body" style:list-style-name="L5">
      <style:text-properties fo:font-weight="bold" officeooo:rsid="0034fe81" officeooo:paragraph-rsid="0034fe81" style:font-weight-asian="bold" style:font-weight-complex="bold"/>
    </style:style>
    <style:style style:name="P91" style:family="paragraph" style:parent-style-name="Text_20_body" style:list-style-name="L5">
      <style:text-properties fo:font-weight="bold" officeooo:rsid="0034fe81" officeooo:paragraph-rsid="003861ef" style:font-weight-asian="bold" style:font-weight-complex="bold"/>
    </style:style>
    <style:style style:name="P92" style:family="paragraph" style:parent-style-name="Text_20_body" style:list-style-name="L6">
      <style:text-properties fo:font-weight="bold" officeooo:rsid="003a96a5" officeooo:paragraph-rsid="003a96a5" style:font-weight-asian="bold" style:font-weight-complex="bold"/>
    </style:style>
    <style:style style:name="P93" style:family="paragraph" style:parent-style-name="Text_20_body" style:list-style-name="L6">
      <style:text-properties fo:font-weight="bold" officeooo:rsid="003a96a5" officeooo:paragraph-rsid="003aae68" style:font-weight-asian="bold" style:font-weight-complex="bold"/>
    </style:style>
    <style:style style:name="P94" style:family="paragraph" style:parent-style-name="Text_20_body" style:list-style-name="L6">
      <style:paragraph-properties fo:text-align="justify" style:justify-single-word="false"/>
      <style:text-properties fo:font-weight="bold" officeooo:rsid="003a96a5" officeooo:paragraph-rsid="003aae68" style:font-weight-asian="bold" style:font-weight-complex="bold"/>
    </style:style>
    <style:style style:name="P95" style:family="paragraph" style:parent-style-name="Text_20_body" style:list-style-name="L6">
      <style:paragraph-properties fo:text-align="justify" style:justify-single-word="false"/>
      <style:text-properties fo:font-weight="bold" officeooo:rsid="003aae68" officeooo:paragraph-rsid="003aae68" style:font-weight-asian="bold" style:font-weight-complex="bold"/>
    </style:style>
    <style:style style:name="P96" style:family="paragraph" style:parent-style-name="Text_20_body" style:list-style-name="L9">
      <style:paragraph-properties fo:text-align="start" style:justify-single-word="false"/>
      <style:text-properties fo:font-weight="bold" officeooo:rsid="003d029e" officeooo:paragraph-rsid="003d7130" style:font-weight-asian="bold" style:font-weight-complex="bold"/>
    </style:style>
    <style:style style:name="P97" style:family="paragraph" style:parent-style-name="Text_20_body" style:list-style-name="L9">
      <style:paragraph-properties fo:text-align="start" style:justify-single-word="false"/>
      <style:text-properties fo:font-weight="bold" officeooo:rsid="003d7130" officeooo:paragraph-rsid="003d7130" style:font-weight-asian="bold" style:font-weight-complex="bold"/>
    </style:style>
    <style:style style:name="P98" style:family="paragraph" style:parent-style-name="Text_20_body" style:list-style-name="L10">
      <style:text-properties fo:font-weight="bold" officeooo:rsid="004361dd" officeooo:paragraph-rsid="004361dd" style:font-weight-asian="bold" style:font-weight-complex="bold"/>
    </style:style>
    <style:style style:name="P99" style:family="paragraph" style:parent-style-name="Text_20_body" style:list-style-name="L12">
      <style:text-properties fo:font-weight="bold" officeooo:rsid="004488ea" officeooo:paragraph-rsid="004488ea" style:font-weight-asian="bold" style:font-weight-complex="bold"/>
    </style:style>
    <style:style style:name="P100" style:family="paragraph" style:parent-style-name="Text_20_body" style:list-style-name="L13">
      <style:paragraph-properties fo:text-align="justify" style:justify-single-word="false"/>
      <style:text-properties fo:font-weight="bold" officeooo:rsid="000af030" officeooo:paragraph-rsid="002eebe4" style:font-weight-asian="bold" style:font-weight-complex="bold"/>
    </style:style>
    <style:style style:name="P101" style:family="paragraph" style:parent-style-name="Text_20_body" style:list-style-name="L13">
      <style:paragraph-properties fo:text-align="justify" style:justify-single-word="false"/>
      <style:text-properties fo:font-weight="bold" officeooo:rsid="000af030" officeooo:paragraph-rsid="0030e18d" style:font-weight-asian="bold" style:font-weight-complex="bold"/>
    </style:style>
    <style:style style:name="P102" style:family="paragraph" style:parent-style-name="Text_20_body" style:list-style-name="L13">
      <style:paragraph-properties fo:text-align="justify" style:justify-single-word="false"/>
      <style:text-properties fo:font-weight="bold" officeooo:rsid="000bd4b0" officeooo:paragraph-rsid="000bd4b0" style:font-weight-asian="bold" style:font-weight-complex="bold"/>
    </style:style>
    <style:style style:name="P103" style:family="paragraph" style:parent-style-name="Text_20_body" style:list-style-name="L13">
      <style:paragraph-properties fo:text-align="start" style:justify-single-word="false"/>
      <style:text-properties fo:font-weight="bold" officeooo:rsid="000c0435" officeooo:paragraph-rsid="000c0435" style:font-weight-asian="bold" style:font-weight-complex="bold"/>
    </style:style>
    <style:style style:name="P104" style:family="paragraph" style:parent-style-name="Text_20_body" style:list-style-name="L13">
      <style:paragraph-properties fo:text-align="justify" style:justify-single-word="false"/>
      <style:text-properties fo:font-weight="bold" officeooo:rsid="000c0435" officeooo:paragraph-rsid="000dfd82" style:font-weight-asian="bold" style:font-weight-complex="bold"/>
    </style:style>
    <style:style style:name="P105" style:family="paragraph" style:parent-style-name="Text_20_body" style:list-style-name="L13">
      <style:paragraph-properties fo:text-align="justify" style:justify-single-word="false"/>
      <style:text-properties fo:font-weight="bold" officeooo:rsid="000dfd82" officeooo:paragraph-rsid="000dfd82" style:font-weight-asian="bold" style:font-weight-complex="bold"/>
    </style:style>
    <style:style style:name="P106" style:family="paragraph" style:parent-style-name="Text_20_body" style:list-style-name="L13">
      <style:paragraph-properties fo:text-align="justify" style:justify-single-word="false"/>
      <style:text-properties fo:font-weight="bold" officeooo:rsid="000f26d0" officeooo:paragraph-rsid="000f26d0" style:font-weight-asian="bold" style:font-weight-complex="bold"/>
    </style:style>
    <style:style style:name="P107" style:family="paragraph" style:parent-style-name="Text_20_body" style:list-style-name="L14">
      <style:paragraph-properties fo:text-align="justify" style:justify-single-word="false"/>
      <style:text-properties fo:font-weight="bold" officeooo:rsid="00100c12" officeooo:paragraph-rsid="00105d8e" style:font-weight-asian="bold" style:font-weight-complex="bold"/>
    </style:style>
    <style:style style:name="P108" style:family="paragraph" style:parent-style-name="Text_20_body" style:list-style-name="L14">
      <style:paragraph-properties fo:text-align="justify" style:justify-single-word="false"/>
      <style:text-properties fo:font-weight="bold" officeooo:rsid="0010f3af" officeooo:paragraph-rsid="0010f3af" style:font-weight-asian="bold" style:font-weight-complex="bold"/>
    </style:style>
    <style:style style:name="P109" style:family="paragraph" style:parent-style-name="Text_20_body" style:list-style-name="L16">
      <style:paragraph-properties fo:text-align="justify" style:justify-single-word="false"/>
      <style:text-properties fo:font-weight="bold" officeooo:rsid="0010f3af" officeooo:paragraph-rsid="0010f3af" style:font-weight-asian="bold" style:font-weight-complex="bold"/>
    </style:style>
    <style:style style:name="P110" style:family="paragraph" style:parent-style-name="Text_20_body" style:list-style-name="L17">
      <style:paragraph-properties fo:text-align="justify" style:justify-single-word="false"/>
      <style:text-properties fo:font-weight="bold" officeooo:rsid="0011e473" officeooo:paragraph-rsid="0011e473" style:font-weight-asian="bold" style:font-weight-complex="bold"/>
    </style:style>
    <style:style style:name="P111" style:family="paragraph" style:parent-style-name="Text_20_body" style:list-style-name="L19">
      <style:text-properties fo:font-weight="bold" officeooo:rsid="0012d4af" officeooo:paragraph-rsid="0012d4af" style:font-weight-asian="bold" style:font-weight-complex="bold"/>
    </style:style>
    <style:style style:name="P112" style:family="paragraph" style:parent-style-name="Text_20_body" style:list-style-name="L20">
      <style:paragraph-properties fo:text-align="justify" style:justify-single-word="false"/>
      <style:text-properties fo:font-weight="bold" officeooo:rsid="0013c425" officeooo:paragraph-rsid="0013c425" style:font-weight-asian="bold" style:font-weight-complex="bold"/>
    </style:style>
    <style:style style:name="P113" style:family="paragraph" style:parent-style-name="Text_20_body" style:list-style-name="L2">
      <style:text-properties fo:font-weight="normal" officeooo:rsid="005165d0" officeooo:paragraph-rsid="005165d0" style:font-weight-asian="normal" style:font-weight-complex="normal"/>
    </style:style>
    <style:style style:name="P114" style:family="paragraph" style:parent-style-name="Text_20_body" style:list-style-name="L6">
      <style:paragraph-properties fo:text-align="justify" style:justify-single-word="false"/>
      <style:text-properties fo:font-weight="normal" officeooo:rsid="003d7130" officeooo:paragraph-rsid="003d7130" style:font-weight-asian="normal" style:font-weight-complex="normal"/>
    </style:style>
    <style:style style:name="P115" style:family="paragraph" style:parent-style-name="Text_20_body" style:list-style-name="L8">
      <style:paragraph-properties fo:text-align="start" style:justify-single-word="false"/>
      <style:text-properties fo:font-weight="normal" officeooo:rsid="003d029e" officeooo:paragraph-rsid="003d029e" style:font-weight-asian="normal" style:font-weight-complex="normal"/>
    </style:style>
    <style:style style:name="P116" style:family="paragraph" style:parent-style-name="Text_20_body" style:list-style-name="L13">
      <style:paragraph-properties fo:text-align="justify" style:justify-single-word="false"/>
      <style:text-properties fo:font-weight="normal" officeooo:rsid="002eebe4" officeooo:paragraph-rsid="0030e18d" style:font-weight-asian="normal" style:font-weight-complex="normal"/>
    </style:style>
    <style:style style:name="P117" style:family="paragraph" style:parent-style-name="Text_20_body" style:list-style-name="L13">
      <style:paragraph-properties fo:text-align="justify" style:justify-single-word="false"/>
      <style:text-properties fo:font-weight="normal" officeooo:rsid="000af030" officeooo:paragraph-rsid="002dbbc1" style:font-weight-asian="normal" style:font-weight-complex="normal"/>
    </style:style>
    <style:style style:name="P118" style:family="paragraph" style:parent-style-name="Text_20_body" style:list-style-name="L13">
      <style:paragraph-properties fo:text-align="justify" style:justify-single-word="false"/>
      <style:text-properties fo:font-weight="normal" officeooo:rsid="000af030" officeooo:paragraph-rsid="000bd4b0" style:font-weight-asian="normal" style:font-weight-complex="normal"/>
    </style:style>
    <style:style style:name="P119" style:family="paragraph" style:parent-style-name="Text_20_body" style:list-style-name="L13">
      <style:paragraph-properties fo:text-align="justify" style:justify-single-word="false"/>
      <style:text-properties fo:font-weight="normal" officeooo:rsid="000bd4b0" officeooo:paragraph-rsid="000bd4b0" style:font-weight-asian="normal" style:font-weight-complex="normal"/>
    </style:style>
    <style:style style:name="P120" style:family="paragraph" style:parent-style-name="Text_20_body" style:list-style-name="L14">
      <style:paragraph-properties fo:text-align="justify" style:justify-single-word="false"/>
      <style:text-properties fo:font-weight="normal" officeooo:rsid="00105d8e" officeooo:paragraph-rsid="00105d8e" style:font-weight-asian="normal" style:font-weight-complex="normal"/>
    </style:style>
    <style:style style:name="P121" style:family="paragraph" style:parent-style-name="Text_20_body" style:list-style-name="L16">
      <style:paragraph-properties fo:text-align="justify" style:justify-single-word="false"/>
      <style:text-properties fo:font-weight="normal" officeooo:rsid="0010f3af" officeooo:paragraph-rsid="0010f3af" style:font-weight-asian="normal" style:font-weight-complex="normal"/>
    </style:style>
    <style:style style:name="P122" style:family="paragraph" style:parent-style-name="Text_20_body" style:list-style-name="L19">
      <style:text-properties fo:font-weight="normal" officeooo:rsid="0013c425" officeooo:paragraph-rsid="0012d4af" style:font-weight-asian="normal" style:font-weight-complex="normal"/>
    </style:style>
    <style:style style:name="P123" style:family="paragraph" style:parent-style-name="Text_20_body" style:list-style-name="L7">
      <style:paragraph-properties fo:text-align="justify" style:justify-single-word="false"/>
      <style:text-properties officeooo:paragraph-rsid="003c5178"/>
    </style:style>
    <style:style style:name="P124" style:family="paragraph" style:parent-style-name="Text_20_body" style:list-style-name="L13">
      <style:paragraph-properties fo:text-align="justify" style:justify-single-word="false"/>
      <style:text-properties officeooo:paragraph-rsid="000bd4b0"/>
    </style:style>
    <style:style style:name="P125" style:family="paragraph" style:parent-style-name="Text_20_body" style:list-style-name="L13">
      <style:paragraph-properties fo:text-align="justify" style:justify-single-word="false"/>
      <style:text-properties officeooo:paragraph-rsid="000f26d0"/>
    </style:style>
    <style:style style:name="P126" style:family="paragraph" style:parent-style-name="Text_20_body" style:list-style-name="L15">
      <style:paragraph-properties fo:text-align="justify" style:justify-single-word="false"/>
      <style:text-properties officeooo:paragraph-rsid="00105d8e"/>
    </style:style>
    <style:style style:name="P127" style:family="paragraph" style:parent-style-name="Text_20_body" style:list-style-name="L18">
      <style:paragraph-properties fo:text-align="justify" style:justify-single-word="false"/>
      <style:text-properties officeooo:paragraph-rsid="0012d4af"/>
    </style:style>
    <style:style style:name="P128" style:family="paragraph" style:parent-style-name="Text_20_body" style:list-style-name="L7">
      <style:paragraph-properties fo:text-align="justify" style:justify-single-word="false"/>
      <style:text-properties officeooo:rsid="003c5178" officeooo:paragraph-rsid="003c5178"/>
    </style:style>
    <style:style style:name="P129" style:family="paragraph" style:parent-style-name="Text_20_body" style:list-style-name="L7">
      <style:paragraph-properties fo:text-align="justify" style:justify-single-word="false"/>
      <style:text-properties officeooo:rsid="003d029e" officeooo:paragraph-rsid="003d029e"/>
    </style:style>
    <style:style style:name="P130" style:family="paragraph" style:parent-style-name="Text_20_body" style:list-style-name="L8">
      <style:paragraph-properties fo:text-align="start" style:justify-single-word="false"/>
      <style:text-properties officeooo:paragraph-rsid="003d029e"/>
    </style:style>
    <style:style style:name="P131" style:family="paragraph" style:parent-style-name="Text_20_body" style:list-style-name="L11">
      <style:text-properties officeooo:paragraph-rsid="00464343"/>
    </style:style>
    <style:style style:name="P132" style:family="paragraph" style:parent-style-name="Text_20_body" style:list-style-name="L12">
      <style:text-properties officeooo:rsid="004361dd" officeooo:paragraph-rsid="004361dd"/>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4bf941"/>
    </style:style>
    <style:style style:name="T5" style:family="text">
      <style:text-properties style:font-name="Liberation Sans" officeooo:rsid="004fa61d"/>
    </style:style>
    <style:style style:name="T6" style:family="text">
      <style:text-properties style:font-name="Liberation Sans" officeooo:rsid="005a3c93"/>
    </style:style>
    <style:style style:name="T7" style:family="text">
      <style:text-properties officeooo:rsid="000af030"/>
    </style:style>
    <style:style style:name="T8" style:family="text">
      <style:text-properties fo:font-weight="normal" style:font-weight-asian="normal" style:font-weight-complex="normal"/>
    </style:style>
    <style:style style:name="T9" style:family="text">
      <style:text-properties fo:font-weight="normal" officeooo:rsid="000af030" style:font-weight-asian="normal" style:font-weight-complex="normal"/>
    </style:style>
    <style:style style:name="T10" style:family="text">
      <style:text-properties fo:font-weight="normal" officeooo:rsid="000bd4b0" style:font-weight-asian="normal" style:font-weight-complex="normal"/>
    </style:style>
    <style:style style:name="T11" style:family="text">
      <style:text-properties fo:font-weight="normal" officeooo:rsid="000c0435" style:font-weight-asian="normal" style:font-weight-complex="normal"/>
    </style:style>
    <style:style style:name="T12" style:family="text">
      <style:text-properties fo:font-weight="normal" officeooo:rsid="000d9735" style:font-weight-asian="normal" style:font-weight-complex="normal"/>
    </style:style>
    <style:style style:name="T13" style:family="text">
      <style:text-properties fo:font-weight="normal" officeooo:rsid="000dfd82" style:font-weight-asian="normal" style:font-weight-complex="normal"/>
    </style:style>
    <style:style style:name="T14" style:family="text">
      <style:text-properties fo:font-weight="normal" officeooo:rsid="000f26d0" style:font-weight-asian="normal" style:font-weight-complex="normal"/>
    </style:style>
    <style:style style:name="T15" style:family="text">
      <style:text-properties fo:font-weight="normal" officeooo:rsid="00105d8e" style:font-weight-asian="normal" style:font-weight-complex="normal"/>
    </style:style>
    <style:style style:name="T16" style:family="text">
      <style:text-properties fo:font-weight="normal" officeooo:rsid="0011e473" style:font-weight-asian="normal" style:font-weight-complex="normal"/>
    </style:style>
    <style:style style:name="T17" style:family="text">
      <style:text-properties fo:font-weight="normal" officeooo:rsid="0013c425" style:font-weight-asian="normal" style:font-weight-complex="normal"/>
    </style:style>
    <style:style style:name="T18" style:family="text">
      <style:text-properties fo:font-weight="normal" officeooo:rsid="0012d4af" style:font-weight-asian="normal" style:font-weight-complex="normal"/>
    </style:style>
    <style:style style:name="T19" style:family="text">
      <style:text-properties fo:font-weight="normal" officeooo:rsid="0013ccbe" style:font-weight-asian="normal" style:font-weight-complex="normal"/>
    </style:style>
    <style:style style:name="T20" style:family="text">
      <style:text-properties fo:font-weight="normal" officeooo:rsid="0014ee82" style:font-weight-asian="normal" style:font-weight-complex="normal"/>
    </style:style>
    <style:style style:name="T21" style:family="text">
      <style:text-properties fo:font-weight="normal" officeooo:rsid="0015f80d" style:font-weight-asian="normal" style:font-weight-complex="normal"/>
    </style:style>
    <style:style style:name="T22" style:family="text">
      <style:text-properties fo:font-weight="normal" officeooo:rsid="00256cd1" style:font-weight-asian="normal" style:font-weight-complex="normal"/>
    </style:style>
    <style:style style:name="T23" style:family="text">
      <style:text-properties fo:font-weight="normal" officeooo:rsid="002dbbc1" style:font-weight-asian="normal" style:font-weight-complex="normal"/>
    </style:style>
    <style:style style:name="T24" style:family="text">
      <style:text-properties fo:font-weight="normal" officeooo:rsid="002eebe4" style:font-weight-asian="normal" style:font-weight-complex="normal"/>
    </style:style>
    <style:style style:name="T25" style:family="text">
      <style:text-properties fo:font-weight="normal" officeooo:rsid="003861ef" style:font-weight-asian="normal" style:font-weight-complex="normal"/>
    </style:style>
    <style:style style:name="T26" style:family="text">
      <style:text-properties fo:font-weight="normal" officeooo:rsid="0039edba" style:font-weight-asian="normal" style:font-weight-complex="normal"/>
    </style:style>
    <style:style style:name="T27" style:family="text">
      <style:text-properties fo:font-weight="normal" officeooo:rsid="0034fe81" style:font-weight-asian="normal" style:font-weight-complex="normal"/>
    </style:style>
    <style:style style:name="T28" style:family="text">
      <style:text-properties fo:font-weight="normal" officeooo:rsid="003aae68" style:font-weight-asian="normal" style:font-weight-complex="normal"/>
    </style:style>
    <style:style style:name="T29" style:family="text">
      <style:text-properties fo:font-weight="normal" officeooo:rsid="003be749" style:font-weight-asian="normal" style:font-weight-complex="normal"/>
    </style:style>
    <style:style style:name="T30" style:family="text">
      <style:text-properties fo:font-weight="normal" officeooo:rsid="003c5178" style:font-weight-asian="normal" style:font-weight-complex="normal"/>
    </style:style>
    <style:style style:name="T31" style:family="text">
      <style:text-properties fo:font-weight="normal" officeooo:rsid="003d029e" style:font-weight-asian="normal" style:font-weight-complex="normal"/>
    </style:style>
    <style:style style:name="T32" style:family="text">
      <style:text-properties fo:font-weight="normal" officeooo:rsid="003d7130" style:font-weight-asian="normal" style:font-weight-complex="normal"/>
    </style:style>
    <style:style style:name="T33" style:family="text">
      <style:text-properties fo:font-weight="normal" officeooo:rsid="004488ea" style:font-weight-asian="normal" style:font-weight-complex="normal"/>
    </style:style>
    <style:style style:name="T34" style:family="text">
      <style:text-properties fo:font-weight="normal" officeooo:rsid="00464343" style:font-weight-asian="normal" style:font-weight-complex="normal"/>
    </style:style>
    <style:style style:name="T35" style:family="text">
      <style:text-properties fo:font-weight="normal" officeooo:rsid="0047e9ea" style:font-weight-asian="normal" style:font-weight-complex="normal"/>
    </style:style>
    <style:style style:name="T36" style:family="text">
      <style:text-properties fo:font-weight="normal" officeooo:rsid="0049ce7f" style:font-weight-asian="normal" style:font-weight-complex="normal"/>
    </style:style>
    <style:style style:name="T37" style:family="text">
      <style:text-properties fo:font-weight="normal" officeooo:rsid="004aa808" style:font-weight-asian="normal" style:font-weight-complex="normal"/>
    </style:style>
    <style:style style:name="T38" style:family="text">
      <style:text-properties fo:font-weight="normal" officeooo:rsid="005165d0" style:font-weight-asian="normal" style:font-weight-complex="normal"/>
    </style:style>
    <style:style style:name="T39" style:family="text">
      <style:text-properties fo:font-weight="normal" officeooo:rsid="00524c35" style:font-weight-asian="normal" style:font-weight-complex="normal"/>
    </style:style>
    <style:style style:name="T40" style:family="text">
      <style:text-properties fo:font-weight="normal" officeooo:rsid="00543eab"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00f26d0" style:font-weight-asian="bold" style:font-weight-complex="bold"/>
    </style:style>
    <style:style style:name="T43" style:family="text">
      <style:text-properties fo:font-weight="bold" officeooo:rsid="00105d8e" style:font-weight-asian="bold" style:font-weight-complex="bold"/>
    </style:style>
    <style:style style:name="T44" style:family="text">
      <style:text-properties fo:font-weight="bold" officeooo:rsid="0011e473" style:font-weight-asian="bold" style:font-weight-complex="bold"/>
    </style:style>
    <style:style style:name="T45" style:family="text">
      <style:text-properties fo:font-weight="bold" officeooo:rsid="0012d4af" style:font-weight-asian="bold" style:font-weight-complex="bold"/>
    </style:style>
    <style:style style:name="T46" style:family="text">
      <style:text-properties fo:font-weight="bold" officeooo:rsid="00464343" style:font-weight-asian="bold" style:font-weight-complex="bold"/>
    </style:style>
    <style:style style:name="T47" style:family="text">
      <style:text-properties officeooo:rsid="000d9735"/>
    </style:style>
    <style:style style:name="T48" style:family="text">
      <style:text-properties officeooo:rsid="00100c12"/>
    </style:style>
    <style:style style:name="T49" style:family="text">
      <style:text-properties officeooo:rsid="0010f3af"/>
    </style:style>
    <style:style style:name="T50" style:family="text">
      <style:text-properties officeooo:rsid="0011e473"/>
    </style:style>
    <style:style style:name="T51" style:family="text">
      <style:text-properties officeooo:rsid="0014ee82"/>
    </style:style>
    <style:style style:name="T52" style:family="text">
      <style:text-properties officeooo:rsid="0015f80d"/>
    </style:style>
    <style:style style:name="T53" style:family="text">
      <style:text-properties officeooo:rsid="001fe991"/>
    </style:style>
    <style:style style:name="T54" style:family="text">
      <style:text-properties officeooo:rsid="00275024"/>
    </style:style>
    <style:style style:name="T55" style:family="text">
      <style:text-properties officeooo:rsid="0022f502"/>
    </style:style>
    <style:style style:name="T56" style:family="text">
      <style:text-properties officeooo:rsid="00385c4f"/>
    </style:style>
    <style:style style:name="T57" style:family="text">
      <style:text-properties officeooo:rsid="002dbbc1"/>
    </style:style>
    <style:style style:name="T58" style:family="text">
      <style:text-properties fo:color="#000000" loext:opacity="100%"/>
    </style:style>
    <style:style style:name="T59" style:family="text">
      <style:text-properties fo:color="#000000" loext:opacity="100%" officeooo:rsid="000ab3b9"/>
    </style:style>
    <style:style style:name="T60" style:family="text">
      <style:text-properties fo:color="#000000" loext:opacity="100%" officeooo:rsid="0027f77f"/>
    </style:style>
    <style:style style:name="T61" style:family="text">
      <style:text-properties fo:color="#000000" loext:opacity="100%" officeooo:rsid="002a8edc"/>
    </style:style>
    <style:style style:name="T62" style:family="text">
      <style:text-properties fo:color="#000000" loext:opacity="100%" officeooo:rsid="002dbbc1"/>
    </style:style>
    <style:style style:name="T63" style:family="text">
      <style:text-properties officeooo:rsid="002a8edc"/>
    </style:style>
    <style:style style:name="T64" style:family="text">
      <style:text-properties officeooo:rsid="0032e553"/>
    </style:style>
    <style:style style:name="T65" style:family="text">
      <style:text-properties style:font-name="Liberation Sans1" style:font-name-asian="Liberation Sans1" style:font-name-complex="Liberation Sans1"/>
    </style:style>
    <style:style style:name="T66" style:family="text">
      <style:text-properties style:font-name="Liberation Sans1" officeooo:rsid="003861ef" style:font-name-asian="Liberation Sans1" style:font-name-complex="Liberation Sans1"/>
    </style:style>
    <style:style style:name="T67" style:family="text">
      <style:text-properties style:font-name="Liberation Sans1" fo:font-weight="normal" officeooo:rsid="003861ef" style:font-name-asian="Liberation Sans1" style:font-weight-asian="normal" style:font-name-complex="Liberation Sans1" style:font-weight-complex="normal"/>
    </style:style>
    <style:style style:name="T68" style:family="text">
      <style:text-properties style:font-name="Liberation Sans1" fo:font-weight="normal" officeooo:rsid="0039edba" style:font-name-asian="Liberation Sans1" style:font-weight-asian="normal" style:font-name-complex="Liberation Sans1" style:font-weight-complex="normal"/>
    </style:style>
    <style:style style:name="T69" style:family="text">
      <style:text-properties officeooo:rsid="0039edba"/>
    </style:style>
    <style:style style:name="T70" style:family="text">
      <style:text-properties officeooo:rsid="003aae68"/>
    </style:style>
    <style:style style:name="T71" style:family="text">
      <style:text-properties officeooo:rsid="003be749"/>
    </style:style>
    <style:style style:name="T72" style:family="text">
      <style:text-properties officeooo:rsid="003d7130"/>
    </style:style>
    <style:style style:name="T73" style:family="text">
      <style:text-properties officeooo:rsid="004161e0"/>
    </style:style>
    <style:style style:name="T74" style:family="text">
      <style:text-properties officeooo:rsid="004361dd"/>
    </style:style>
    <style:style style:name="T75" style:family="text">
      <style:text-properties officeooo:rsid="004488ea"/>
    </style:style>
    <style:style style:name="T76" style:family="text">
      <style:text-properties officeooo:rsid="00464343"/>
    </style:style>
    <style:style style:name="T77" style:family="text">
      <style:text-properties officeooo:rsid="0012d4af"/>
    </style:style>
    <style:style style:name="T78" style:family="text">
      <style:text-properties officeooo:rsid="0047e9ea"/>
    </style:style>
    <style:style style:name="T79" style:family="text">
      <style:text-properties officeooo:rsid="0049ce7f"/>
    </style:style>
    <style:style style:name="T80" style:family="text">
      <style:text-properties officeooo:rsid="004aa808"/>
    </style:style>
    <style:style style:name="T81" style:family="text">
      <style:text-properties officeooo:rsid="004b0d10"/>
    </style:style>
    <style:style style:name="T82" style:family="text">
      <style:text-properties officeooo:rsid="005165d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9">
        <draw:text-box fo:min-height="12.226cm" fo:min-width="16.048cm">
          <text:p text:style-name="P7"><draw:frame draw:style-name="fr9" draw:name="Image1" text:anchor-type="char" svg:width="14.584cm" svg:height="1.808cm" draw:z-index="20"><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51">Liber v</text:span><text:span text:style-name="T2">ersion </text:span><text:span text:style-name="T3">2</text:span><text:span text:style-name="T2">.</text:span><text:span text:style-name="T6">2</text:span><text:span text:style-name="T2">.</text:span><text:span text:style-name="T6">0</text:span></text:p>
        </draw:text-box>
      </draw:frame>
      <text:p text:style-name="P7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1">Table of Contents</text:p>
          </text:index-title>
          <text:p text:style-name="P50"><text:a xlink:type="simple" xlink:href="#__RefHeading___Toc3013_581465276" text:style-name="Index_20_Link" text:visited-style-name="Index_20_Link">Sanguine Modules Mutants<text:tab/>1</text:a></text:p>
          <text:p text:style-name="P50"><text:a xlink:type="simple" xlink:href="#__RefHeading___Toc106_2590220581" text:style-name="Index_20_Link" text:visited-style-name="Index_20_Link">The Modules<text:tab/>1</text:a></text:p>
          <text:p text:style-name="P51"><text:a xlink:type="simple" xlink:href="#__RefHeading___Toc2430_3330311533" text:style-name="Index_20_Link" text:visited-style-name="Index_20_Link">Aleae – Bernoulli Gates<text:tab/>1</text:a></text:p>
          <text:p text:style-name="P52"><text:a xlink:type="simple" xlink:href="#__RefHeading___Toc2432_3330311533" text:style-name="Index_20_Link" text:visited-style-name="Index_20_Link">The Controls<text:tab/>1</text:a></text:p>
          <text:p text:style-name="P53"><text:a xlink:type="simple" xlink:href="#__RefHeading___Toc2434_3330311533" text:style-name="Index_20_Link" text:visited-style-name="Index_20_Link">Knobs and buttons<text:tab/>2</text:a></text:p>
          <text:p text:style-name="P53"><text:a xlink:type="simple" xlink:href="#__RefHeading___Toc2436_3330311533" text:style-name="Index_20_Link" text:visited-style-name="Index_20_Link">Inputs and outputs<text:tab/>2</text:a></text:p>
          <text:p text:style-name="P51"><text:a xlink:type="simple" xlink:href="#__RefHeading___Toc1829_2961482888" text:style-name="Index_20_Link" text:visited-style-name="Index_20_Link">Apices – Multifunction Gap Filler<text:tab/>4</text:a></text:p>
          <text:p text:style-name="P52"><text:a xlink:type="simple" xlink:href="#__RefHeading___Toc1831_2961482888" text:style-name="Index_20_Link" text:visited-style-name="Index_20_Link">The Controls<text:tab/>4</text:a></text:p>
          <text:p text:style-name="P53"><text:a xlink:type="simple" xlink:href="#__RefHeading___Toc7086_1480213028" text:style-name="Index_20_Link" text:visited-style-name="Index_20_Link">Knobs and buttons<text:tab/>4</text:a></text:p>
          <text:p text:style-name="P53"><text:a xlink:type="simple" xlink:href="#__RefHeading___Toc1919_2961482888" text:style-name="Index_20_Link" text:visited-style-name="Index_20_Link">Inputs and outputs<text:tab/>7</text:a></text:p>
          <text:p text:style-name="P52"><text:a xlink:type="simple" xlink:href="#__RefHeading___Toc2186_2961482888" text:style-name="Index_20_Link" text:visited-style-name="Index_20_Link">The context menu<text:tab/>7</text:a></text:p>
          <text:p text:style-name="P52"><text:a xlink:type="simple" xlink:href="#__RefHeading___Toc2188_2961482888" text:style-name="Index_20_Link" text:visited-style-name="Index_20_Link">Bouncing ball mode<text:tab/>7</text:a></text:p>
          <text:p text:style-name="P53"><text:a xlink:type="simple" xlink:href="#__RefHeading___Toc2190_2961482888" text:style-name="Index_20_Link" text:visited-style-name="Index_20_Link">Parameters<text:tab/>8</text:a></text:p>
          <text:p text:style-name="P51"><text:a xlink:type="simple" xlink:href="#__RefHeading___Toc2984_581465276" text:style-name="Index_20_Link" text:visited-style-name="Index_20_Link">Mutants Blank – Rack sleekerizer<text:tab/>9</text:a></text:p>
          <text:p text:style-name="P51"><text:a xlink:type="simple" xlink:href="#__RefHeading___Toc528_2590220581" text:style-name="Index_20_Link" text:visited-style-name="Index_20_Link">Funes – Macro oscillator<text:tab/>10</text:a></text:p>
          <text:p text:style-name="P52"><text:a xlink:type="simple" xlink:href="#__RefHeading___Toc7088_1480213028" text:style-name="Index_20_Link" text:visited-style-name="Index_20_Link">The Controls<text:tab/>10</text:a></text:p>
          <text:p text:style-name="P53"><text:a xlink:type="simple" xlink:href="#__RefHeading___Toc3015_581465276" text:style-name="Index_20_Link" text:visited-style-name="Index_20_Link">Knobs<text:tab/>10</text:a></text:p>
          <text:p text:style-name="P53"><text:a xlink:type="simple" xlink:href="#__RefHeading___Toc852_2590220581" text:style-name="Index_20_Link" text:visited-style-name="Index_20_Link">Inputs and outputs<text:tab/>12</text:a></text:p>
          <text:p text:style-name="P52"><text:a xlink:type="simple" xlink:href="#__RefHeading___Toc941_2590220581" text:style-name="Index_20_Link" text:visited-style-name="Index_20_Link">The context menu<text:tab/>14</text:a></text:p>
          <text:p text:style-name="P50"><text:a xlink:type="simple" xlink:href="#__RefHeading___Toc1058_2590220581" text:style-name="Index_20_Link" text:visited-style-name="Index_20_Link">Acknowledgments &amp; thanks<text:tab/>16</text:a></text:p>
          <text:p text:style-name="P50"><text:a xlink:type="simple" xlink:href="#__RefHeading___Toc2986_581465276" text:style-name="Index_20_Link" text:visited-style-name="Index_20_Link">Contact<text:tab/>17</text:a></text:p>
          <text:p text:style-name="P50"><text:a xlink:type="simple" xlink:href="#__RefHeading___Toc1235_3029126145" text:style-name="Index_20_Link" text:visited-style-name="Index_20_Link">Disclaimer<text:tab/>17</text:a></text:p>
          <text:p text:style-name="P50"><text:a xlink:type="simple" xlink:href="#__RefHeading___Toc1060_2590220581" text:style-name="Index_20_Link" text:visited-style-name="Index_20_Link">Licenses &amp; Copyrights<text:tab/>18</text:a></text:p>
        </text:index-body>
      </text:table-of-content>
      <text:p text:style-name="Standard"/>
      <text:h text:style-name="P74" text:outline-level="1"><text:bookmark-start text:name="__RefHeading___Toc3013_581465276"/>Sanguine Modules Mutants<text:bookmark-end text:name="__RefHeading___Toc3013_581465276"/></text:h>
      <text:p text:style-name="P47"><text:span text:style-name="T57">It is our sincere </text:span>hope th<text:span text:style-name="T63">ese</text:span> modules <text:span text:style-name="T57">excite you as much as they did us when creating them</text:span> and <text:span text:style-name="T57">fuel</text:span> all your musical <text:span text:style-name="T57">ventures</text:span>!</text:p>
      <text:p text:style-name="P48"><text:span text:style-name="T62">In a hurry? </text:span><text:span text:style-name="T59">I</text:span><text:span text:style-name="T58">f you are looking for </text:span><text:span text:style-name="T60">the instructions </text:span><text:span text:style-name="T61">for</text:span><text:span text:style-name="T58"> a specific module, use the handy provided table of contents. The modules are </text:span><text:span text:style-name="T60">presented</text:span><text:span text:style-name="T58">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68">A two channel randomizer for your voltages. <text:span text:style-name="T82">Whenever a trigger is received in one of the two inputs, a virtual coin is tossed, its results affecting the output in different ways. </text:span></text:p>
      <text:p text:style-name="P68">This handy utility module is great for generative patches or adding movement to your existing one. </text:p>
      <text:p text:style-name="P69">This module can be driven at audio levels to create a noise generator.</text:p>
      <text:p text:style-name="P70">This module is polyphonic and will produce a different coin toss for every channel present in the input.</text:p>
      <text:p text:style-name="P67">We aim for this module to serve your chaotic needs!</text:p>
      <text:p text:style-name="P66">Based on Mutable Instruments’ Branches.</text:p>
      <text:p text:style-name="P65"/>
      <text:h text:style-name="Heading_20_3" text:outline-level="3"><text:bookmark-start text:name="__RefHeading___Toc2432_3330311533"/>The Controls<text:bookmark-end text:name="__RefHeading___Toc2432_3330311533"/></text:h>
      <text:p text:style-name="P66"><draw:frame draw:style-name="fr7" draw:name="Image10" text:anchor-type="char" svg:width="2.551cm" svg:height="4.009cm" draw:z-index="25"><draw:image xlink:href="Pictures/100000010000012E000001DAA34732EC.png" xlink:type="simple" xlink:show="embed" xlink:actuate="onLoad" draw:mime-type="image/png"/></draw:frame><text:line-break/>Aleae consists of two identical sections at the top and at the bottom, <text:span text:style-name="T82">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
        <text:list-item>
          <text:p text:style-name="P85"><text:span text:style-name="T82">COIN</text:span> MODE<text:span text:style-name="T8">: this button selects between the two available “coin toss” modes:</text:span></text:p>
        </text:list-item>
      </text:list>
      <text:list text:style-name="L2">
        <text:list-item>
          <text:list>
            <text:list-item>
              <text:p text:style-name="P86">Direct mode<text:span text:style-name="T8">: the LED in the coin mode button is lit green. Whenever a trigger is received, a virtual coin is tossed, if it lands on “heads” </text:span>OUTPUT A<text:span text:style-name="T8"> (3) gets a trigger or gate </text:span><text:span text:style-name="T39">(</text:span><text:span text:style-name="T8">if</text:span> LATCH MODE<text:span text:style-name="T8"> (B)</text:span> <text:span text:style-name="T8">is enabled</text:span><text:span text:style-name="T39">)</text:span><text:span text:style-name="T8">; if the result is “tails” the trigger or gate goes to </text:span>OUTPUT B<text:span text:style-name="T8"> (4).</text:span></text:p>
            </text:list-item>
            <text:list-item>
              <text:p text:style-name="P86">Toggle mode<text:span text:style-name="T8">: the LED in the coin mode button is lit red. In this mode the outcome of the coin toss works as follows:</text:span></text:p>
              <text:list>
                <text:list-item>
                  <text:p text:style-name="P113">“Heads”: continue sending the trigger to the same output it was being sent to after the last toss.</text:p>
                </text:list-item>
                <text:list-item>
                  <text:p text:style-name="P113">“Tails”: the trigger is now sent to the opposite output until a new tails result is obtained.</text:p>
                </text:list-item>
              </text:list>
              <text:p text:style-name="P87"><text:span text:style-name="T8">When the </text:span>PROBABILITY KNOB<text:span text:style-name="T8"> (C) is set to its maximum value a trigger toggles between the two outputs.</text:span></text:p>
            </text:list-item>
          </text:list>
        </text:list-item>
      </text:list>
      <text:list text:style-name="L3">
        <text:list-item>
          <text:p text:style-name="P88">LATCH MODE<text:span text:style-name="T8">: this button toggles </text:span>LATCH MODE<text:span text:style-name="T8"> on and off. When </text:span>LATCH MODE<text:span text:style-name="T8"> is enabled the button glows orange.</text:span></text:p>
          <text:p text:style-name="P88"><text:span text:style-name="T8">When this mode is off and a trigger is received, a trigger is, in turn, sent to the output decided by the coin toss depending on the </text:span>COIN MODE<text:span text:style-name="T8"> (A) setting.</text:span></text:p>
          <text:p text:style-name="P88"><text:span text:style-name="T8">When this mode is on, a gate is sent to one of the outputs and remains open </text:span><text:span text:style-name="T40">(or high)</text:span><text:span text:style-name="T8"> until a trigger is received and a new output is selected, or </text:span><text:span text:style-name="T40">this mode</text:span><text:span text:style-name="T8"> is disabled.</text:span></text:p>
        </text:list-item>
        <text:list-item>
          <text:p text:style-name="P88">PROBABILITY KNOB<text:span text:style-name="T8">: this knob changes the odds to obtain a particular result from the coin toss.</text:span></text:p>
          <text:p text:style-name="P88"><text:span text:style-name="T8">In </text:span>Direct mode<text:span text:style-name="T8"> turning it all the way counter-clockwise makes every trigger go to </text:span><text:span text:style-name="T82">OUTPUT A</text:span><text:span text:style-name="T38"> (3) </text:span><text:span text:style-name="T39">(“heads”)</text:span><text:span text:style-name="T38"> </text:span><text:span text:style-name="T8">and turning it completely clockwise selects </text:span><text:span text:style-name="T82">OUTPUT B</text:span><text:span text:style-name="T38"> (4) </text:span><text:span text:style-name="T39">(“tails”)</text:span><text:span text:style-name="T38"> </text:span><text:span text:style-name="T8">every time.</text:span></text:p>
          <text:p text:style-name="P88"><text:span text:style-name="T8">In </text:span>Toggle mode<text:span text:style-name="T8"> turning it all the way to the left makes every trigger go to </text:span><text:span text:style-name="T82">OUTPUT A</text:span><text:span text:style-name="T38"> (3) </text:span><text:span text:style-name="T8">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4">
        <text:list-item>
          <text:p text:style-name="P89">Trigger input<text:span text:style-name="T8">: a trigger here makes the module throw a virtual coin and send a trigger or gate to one of the outputs </text:span><text:span text:style-name="T39">depending on the result and your settings</text:span><text:span text:style-name="T8">.</text:span></text:p>
        </text:list-item>
        <text:list-item>
          <text:p text:style-name="P89"><text:soft-page-break/>Probability CV input<text:span text:style-name="T8">: change the odds of getting “heads” or “tails” along with the </text:span>PROBABILITY KNOB<text:span text:style-name="T8"> (C).</text:span></text:p>
        </text:list-item>
      </text:list>
      <text:p text:style-name="P31">3 and 4. Outputs<text:span text:style-name="T8">: a trigger or gate, depending on your </text:span>LATCH MODE<text:span text:style-name="T8"> (B) settings, will be sent to one of these, according to the rules stated above, whenever a trigger is received in </text:span>Trigger input<text:span text:style-name="T8"> (1).</text:span></text:p>
      <text:h text:style-name="P76" text:outline-level="2"><text:bookmark-start text:name="__RefHeading___Toc1829_2961482888"/>Apices – Multifunction Gap Filler<text:bookmark-end text:name="__RefHeading___Toc1829_2961482888"/></text:h>
      <text:p text:style-name="P61">A two-channel multi-mode trigger/gate processor and noise maker. <text:span text:style-name="T79">This fun module offers a lot of functionality that is made easier with our no holds barred interface. We hope this module can keep your beats kicking!</text:span></text:p>
      <text:p text:style-name="P61">Based on Mutable Instruments’ Peaks.</text:p>
      <text:p text:style-name="P61">This manual covers basic operation; but some modes are better understood by connecting the module to a scope and experimenting with it.</text:p>
      <text:p text:style-name="Horizontal_20_Line"/>
      <text:h text:style-name="P78" text:outline-level="3"><text:bookmark-start text:name="__RefHeading___Toc1831_2961482888"/>The Controls<text:bookmark-end text:name="__RefHeading___Toc1831_2961482888"/></text:h>
      <text:p text:style-name="Text_20_body"><draw:frame draw:style-name="fr3" draw:name="Image7" text:anchor-type="char" svg:width="7.061cm" svg:height="7.999cm" draw:z-index="26"><draw:image xlink:href="Pictures/1000000100000343000003B1CE638816.png" xlink:type="simple" xlink:show="embed" xlink:actuate="onLoad" draw:mime-type="image/png"/></draw:frame></text:p>
      <text:p text:style-name="P64"><text:line-break/><text:line-break/><text:line-break/><text:line-break/><text:line-break/><text:line-break/><text:line-break/><text:line-break/><text:line-break/><text:line-break/><text:line-break/><text:line-break/><text:line-break/></text:p>
      <text:h text:style-name="P83" text:outline-level="4"><text:bookmark-start text:name="__RefHeading___Toc7086_1480213028"/>Knobs and buttons<text:bookmark-end text:name="__RefHeading___Toc7086_1480213028"/></text:h>
      <text:list text:style-name="L5">
        <text:list-item>
          <text:p text:style-name="P90">MODE:<text:span text:style-name="T8"> selects one of the ten available modes for both channels or the currently selected channel (</text:span>EXPERT <text:span text:style-name="T71">MODE</text:span><text:span text:style-name="T8"> (B) and </text:span><text:span text:style-name="T26">(C)</text:span><text:span text:style-name="T8"> </text:span><text:span text:style-name="T26">dependent</text:span><text:span text:style-name="T8">).</text:span></text:p>
          <text:p text:style-name="P90"><text:span text:style-name="T8">The selected mode is displayed for each channel using one of the displays to the left of the </text:span>MODE<text:span text:style-name="T8"> knob </text:span><text:span text:style-name="T26">and the LEDs around it</text:span><text:span text:style-name="T8">.</text:span></text:p>
          <text:p text:style-name="P91"><text:span text:style-name="T8">The modes and their display are as follows </text:span><text:span text:style-name="T25">(hardware easter-egg modes are marked with </text:span><text:span text:style-name="T67">▀ in the display; </text:span><text:span text:style-name="T68">hardware secret modes are marked with &amp;, and hardware disabled modes enabled in Apices are marked with @)</text:span></text:p>
        </text:list-item>
      </text:list>
      <table:table table:name="Table2" table:style-name="Table2">
        <table:table-column table:style-name="Table2.A"/>
        <table:table-column table:style-name="Table2.B"/>
        <text:soft-page-break/>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5">Envelope</text:p>
          </table:table-cell>
          <table:table-cell table:style-name="Table2.B2" office:value-type="string">
            <text:p text:style-name="P55">ENVELOPE</text:p>
          </table:table-cell>
        </table:table-row>
        <table:table-row>
          <table:table-cell table:style-name="Table2.A2" office:value-type="string">
            <text:p text:style-name="P56">LFO</text:p>
          </table:table-cell>
          <table:table-cell table:style-name="Table2.B2" office:value-type="string">
            <text:p text:style-name="P56">LFO</text:p>
          </table:table-cell>
        </table:table-row>
        <table:table-row>
          <table:table-cell table:style-name="Table2.A2" office:value-type="string">
            <text:p text:style-name="P55">TAP LFO</text:p>
          </table:table-cell>
          <table:table-cell table:style-name="Table2.B2" office:value-type="string">
            <text:p text:style-name="P55">TAP LFO</text:p>
          </table:table-cell>
        </table:table-row>
        <table:table-row>
          <table:table-cell table:style-name="Table2.A2" office:value-type="string">
            <text:p text:style-name="P57">Drum <text:span text:style-name="T79">g</text:span>enerat<text:span text:style-name="T69">ion</text:span></text:p>
          </table:table-cell>
          <table:table-cell table:style-name="Table2.B2" office:value-type="string">
            <text:p text:style-name="P57">DRUM GENERAT</text:p>
          </table:table-cell>
        </table:table-row>
        <table:table-row>
          <table:table-cell table:style-name="Table2.A2" office:value-type="string">
            <text:p text:style-name="P58">Sequencer</text:p>
          </table:table-cell>
          <table:table-cell table:style-name="Table2.B2" office:value-type="string">
            <text:p text:style-name="P58">SEQUENCER<text:span text:style-name="T65">▀</text:span></text:p>
          </table:table-cell>
        </table:table-row>
        <table:table-row>
          <table:table-cell table:style-name="Table2.A2" office:value-type="string">
            <text:p text:style-name="P3">Trigger delay/shaper</text:p>
          </table:table-cell>
          <table:table-cell table:style-name="Table2.B2" office:value-type="string">
            <text:p text:style-name="P60"><text:span text:style-name="T73">TRG</text:span>. SHAPE<text:span text:style-name="T66">▀</text:span></text:p>
          </table:table-cell>
        </table:table-row>
        <table:table-row>
          <table:table-cell table:style-name="Table2.A2" office:value-type="string">
            <text:p text:style-name="P2">Trigger stream randomizer </text:p>
          </table:table-cell>
          <table:table-cell table:style-name="Table2.B2" office:value-type="string">
            <text:p text:style-name="P59"><text:span text:style-name="T73">TRG</text:span>. RANDOM<text:span text:style-name="T66">▀</text:span></text:p>
          </table:table-cell>
        </table:table-row>
        <table:table-row>
          <table:table-cell table:style-name="Table2.A2" office:value-type="string">
            <text:p text:style-name="P3">Digital drum synth</text:p>
          </table:table-cell>
          <table:table-cell table:style-name="Table2.B2" office:value-type="string">
            <text:p text:style-name="P60"><text:span text:style-name="T73">DIGI. </text:span>DRUM<text:span text:style-name="T73">S</text:span><text:span text:style-name="T66">▀</text:span></text:p>
          </table:table-cell>
        </table:table-row>
        <table:table-row>
          <table:table-cell table:style-name="Table2.A2" office:value-type="string">
            <text:p text:style-name="P59">Number station</text:p>
          </table:table-cell>
          <table:table-cell table:style-name="Table2.B2" office:value-type="string">
            <text:p text:style-name="P59">NUMBER STAT&amp;</text:p>
          </table:table-cell>
        </table:table-row>
        <table:table-row>
          <table:table-cell table:style-name="Table2.A2" office:value-type="string">
            <text:p text:style-name="P60">Bouncing ball</text:p>
          </table:table-cell>
          <table:table-cell table:style-name="Table2.B2" office:value-type="string">
            <text:p text:style-name="P60">BOUNCE BALL@</text:p>
          </table:table-cell>
        </table:table-row>
      </table:table>
      <text:list text:style-name="L6">
        <text:list-header>
          <text:p text:style-name="P92"/>
        </text:list-header>
        <text:list-item>
          <text:p text:style-name="P93">CHANNEL SELECT: <text:span text:style-name="T8">selects between channels 1 and 2 when </text:span>EXPERT <text:span text:style-name="T70">MODE </text:span><text:span text:style-name="T8">(C) is enabled, when it is disabled this button</text:span><text:span text:style-name="T27"> </text:span><text:span text:style-name="T28">has no function</text:span><text:span text:style-name="T8">.</text:span></text:p>
          <text:p text:style-name="P94"><text:span text:style-name="T8">The selected channel is shown using the red LEDs to the left of the mode displays: both LEDs are lit when </text:span>EXPERT <text:span text:style-name="T70">MODE</text:span><text:span text:style-name="T8"> is disabled, and either 1 or 2 blink </text:span><text:span text:style-name="T36">using different rhythms</text:span><text:span text:style-name="T8"> when EXPERT is enabled to indicate the channel </text:span><text:span text:style-name="T36">you are currently editing</text:span><text:span text:style-name="T8">.</text:span></text:p>
          <text:p text:style-name="P93"><text:span text:style-name="T8">When</text:span> <text:span text:style-name="T70">EXPERT MODE</text:span> <text:span text:style-name="T8">is enabled </text:span><text:span text:style-name="T28">this button</text:span><text:span text:style-name="T8"> glows either green or yellow depending on the channel selected for edition; </text:span><text:span text:style-name="T28">the LEDs around </text:span><text:span text:style-name="T70">SPLIT</text:span><text:span text:style-name="T28"> (G) (see below) change color, following this button, to show the channel the knobs are affecting.</text:span></text:p>
        </text:list-item>
        <text:list-item>
          <text:p text:style-name="P94">EXPERT MODE TOGGLE<text:span text:style-name="T8">: enables and disables</text:span> EXPERT <text:span text:style-name="T71">MODE</text:span><text:span text:style-name="T29">.</text:span><text:span text:style-name="T8"> </text:span></text:p>
          <text:p text:style-name="P95"><text:span text:style-name="T8">This module is quite versatile: </text:span><text:span text:style-name="T36">when operating in</text:span><text:span text:style-name="T8"> standard mode </text:span><text:span text:style-name="T29">(</text:span><text:span text:style-name="T71">EXPERT MODE</text:span><text:span text:style-name="T29"> disabled) </text:span><text:span text:style-name="T36">whatever mode you set using the knob is applied to</text:span><text:span text:style-name="T8"> both channels (indicated by both red LEDs next to the mode displays staying steadily lit). </text:span>EXPERT <text:span text:style-name="T71">MODE</text:span><text:span text:style-name="T8"> lets you control </text:span><text:span text:style-name="T29">each channe</text:span><text:span text:style-name="T36">l</text:span><text:span text:style-name="T29"> independently, selecting modes and parameters </text:span><text:span text:style-name="T36">separately for each one</text:span><text:span text:style-name="T29"> without affecting the other </text:span><text:span text:style-name="T36">(check the Context menu section below for a note about the knobs)</text:span><text:span text:style-name="T29">.</text:span></text:p>
          <text:p text:style-name="P94"><text:span text:style-name="T8">When this mode is enabled the button glows blue and the </text:span>CHANNEL SELECT<text:span text:style-name="T8"> button is ready for action, glowing either green or yellow depending on the channel selected for edition.</text:span></text:p>
          <text:p text:style-name="P114">This mode offers complete, granular control of every parameter for each channel at the expense of complexity.</text:p>
        </text:list-item>
      </text:list>
      <text:p text:style-name="P29">D, E, H, I:<text:span text:style-name="T8"> these </text:span><text:span text:style-name="T32">red and blue</text:span><text:span text:style-name="T8"> knobs set the parameters for the currently selected mode and are dependent on </text:span><text:span text:style-name="T30">it. The OLED displays adjacent to each knob display terse </text:span><text:span text:style-name="T36">descriptions</text:span><text:span text:style-name="T30"> of wh</text:span><text:span text:style-name="T36">ich parameter</text:span><text:span text:style-name="T30"> </text:span><text:span text:style-name="T36">a given</text:span><text:span text:style-name="T30"> knob affects </text:span><text:span text:style-name="T36">and to which channels </text:span><text:span text:style-name="T37">it applies</text:span><text:span text:style-name="T30">, </text:span><text:span text:style-name="T36">according to mode selections.</text:span></text:p>
      <text:p text:style-name="P42"><text:soft-page-break/>Examples: </text:p>
      <text:list text:style-name="L7">
        <text:list-item>
          <text:p text:style-name="P123"><text:span text:style-name="T30">The module is set to standard </text:span><text:span text:style-name="T31">mode</text:span><text:span text:style-name="T30"> (see above) twin (see below) LFO mode: the knob labeled “1” affects the Frequency for both channels and its display reads “1&amp;2. Frequency”, </text:span><text:span text:style-name="T31">while the knob labeled “3” affects the waveform variation for both channels and its display reads “1&amp;2. Wave. Var.”</text:span><text:span text:style-name="T30">.</text:span></text:p>
        </text:list-item>
        <text:list-item>
          <text:p text:style-name="P128"><text:span text:style-name="T8">The module is set to standard </text:span><text:span text:style-name="T31">mode</text:span><text:span text:style-name="T8"> (see above) </text:span><text:span text:style-name="T41">SPLIT</text:span><text:span text:style-name="T8"> (G) (see below) Drum </text:span><text:span text:style-name="T37">g</text:span><text:span text:style-name="T8">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29"><text:span text:style-name="T8">The module is set to </text:span><text:span text:style-name="T41">EXPERT MODE</text:span><text:span text:style-name="T8">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8"><text:span text:style-name="T30">For a detailed explanation of the </text:span><text:span text:style-name="T37">regular</text:span><text:span text:style-name="T30">, easter egg and secret modes </text:span><text:span text:style-name="T37">present in unmodified hardware,</text:span><text:span text:style-name="T30"> please refer </text:span><text:span text:style-name="T31">to the original hardware’s manuals found at:</text:span></text:p>
      <text:list text:style-name="L8">
        <text:list-item>
          <text:p text:style-name="P130"><text:span text:style-name="T31">For </text:span><text:span text:style-name="T37">regular</text:span><text:span text:style-name="T31"> and easter egg modes:<text:line-break/></text:span><text:a xlink:type="simple" xlink:href="https://pichenettes.github.io/mutable-instruments-documentation/modules/peaks/manual/" text:style-name="Internet_20_link" text:visited-style-name="Visited_20_Internet_20_Link"><text:span text:style-name="T31">https://pichenettes.github.io/mutable-instruments-documentation/modules/peaks/manual/</text:span></text:a></text:p>
        </text:list-item>
        <text:list-item>
          <text:p text:style-name="P115">For number station mode:</text:p>
          <text:p text:style-name="P130"><text:a xlink:type="simple" xlink:href="https://pichenettes.github.io/mutable-instruments-documentation/modules/peaks/secrets/" text:style-name="Internet_20_link" text:visited-style-name="Visited_20_Internet_20_Link"><text:span text:style-name="T31">https://pichenettes.github.io/mutable-instruments-documentation/modules/peaks/secrets/</text:span></text:a></text:p>
        </text:list-item>
      </text:list>
      <text:p text:style-name="P43">An explanation of the bouncing ball mode is found below.</text:p>
      <text:p text:style-name="P30">F, J:<text:span text:style-name="T8"> manual triggers for channel 1 and 2, respectively.</text:span></text:p>
      <text:list text:style-name="L9">
        <text:list-item>
          <text:p text:style-name="P96">SPLIT MODE:<text:span text:style-name="T8"> </text:span><text:span text:style-name="T32">this button switches standard mode (see above) between twin and split modes. When </text:span><text:span text:style-name="T80">SPLIT MODE</text:span><text:span text:style-name="T32"> is enabled this button glows red. It is disabled in </text:span><text:span text:style-name="T72">EXPERT MODE</text:span><text:span text:style-name="T32"> (see above).</text:span></text:p>
          <text:p text:style-name="P97"><text:span text:style-name="T8">When the module is set to twin mode </text:span><text:span text:style-name="T37">(</text:span><text:span text:style-name="T80">SPLIT MODE</text:span><text:span text:style-name="T37"> red light is off)</text:span><text:span text:style-name="T8">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97"><text:span text:style-name="T8">When the module is set to </text:span>SPLIT MODE<text:span text:style-name="T8"> the button glows red, the red knobs affect parameters for channel 1 while the blue knobs affect parameters for channel 2. The </text:span><text:soft-page-break/><text:span text:style-name="T8">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8">!</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10">
        <text:list-item>
          <text:p text:style-name="P98">Trigger 1 input:<text:span text:style-name="T8"> receives trigger signals for channel 1.</text:span></text:p>
        </text:list-item>
        <text:list-item>
          <text:p text:style-name="P98">Trigger 2 input:<text:span text:style-name="T8"> receives trigger signals for channel 2.</text:span></text:p>
        </text:list-item>
        <text:list-item>
          <text:p text:style-name="P98">Channel 1 output:<text:span text:style-name="T8"> emits channel 1 signals.</text:span></text:p>
        </text:list-item>
        <text:list-item>
          <text:p text:style-name="P98">Channel 2 output:<text:span text:style-name="T8">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4"><text:line-break/><text:line-break/><draw:frame draw:style-name="fr6" draw:name="Image9" text:anchor-type="char" svg:width="4.763cm" svg:height="0.741cm" draw:z-index="27"><draw:image xlink:href="Pictures/10000000000000B40000001C17BADE73.png" xlink:type="simple" xlink:show="embed" xlink:actuate="onLoad" draw:mime-type="image/png"/></draw:frame><text:span text:style-name="T76">Apices</text:span><text:span text:style-name="T77"> offers the standard VCV Rack standard context menu with </text:span><text:span text:style-name="T76">one</text:span><text:span text:style-name="T77"> addition:</text:span></text:p>
      <text:list text:style-name="L11">
        <text:list-item>
          <text:p text:style-name="P131"><text:span text:style-name="T46">Knob pickup (snap)</text:span><text:span text:style-name="T45">:</text:span><text:span text:style-name="T18"> </text:span><text:span text:style-name="T34">when using </text:span><text:span text:style-name="T46">EXPERT mode</text:span><text:span text:style-name="T34">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9" text:outline-level="3"><text:bookmark-start text:name="__RefHeading___Toc2188_2961482888"/>Bouncing ball mode<text:bookmark-end text:name="__RefHeading___Toc2188_2961482888"/></text:h>
      <text:p text:style-name="P62"><draw:frame draw:style-name="fr5" draw:name="Image8" text:anchor-type="as-char" svg:width="6.38cm" svg:height="4.399cm" draw:z-index="18"><draw:image xlink:href="Pictures/10000000000001870000010D5041C478.png" xlink:type="simple" xlink:show="embed" xlink:actuate="onLoad" draw:mime-type="image/png"/></draw:frame></text:p>
      <text:p text:style-name="P63">This envelope generator produces signals not unlike bouncing a ball in a basketball court.</text:p>
      <text:p text:style-name="P62"><text:soft-page-break/><text:span text:style-name="T74">Experiment with the </text:span><text:span text:style-name="T79">parameters</text:span><text:span text:style-name="T74"> and an oscilloscope to get a feel (and visual representation) </text:span><text:span text:style-name="T75">of</text:span><text:span text:style-name="T74"> how the different parameters affect the envelope.</text:span></text:p>
      <text:h text:style-name="P84" text:outline-level="4"><text:bookmark-start text:name="__RefHeading___Toc2190_2961482888"/>Parameters<text:bookmark-end text:name="__RefHeading___Toc2190_2961482888"/></text:h>
      <text:list text:style-name="L12">
        <text:list-item>
          <text:p text:style-name="P132"><text:span text:style-name="T41">Gravity:</text:span><text:span text:style-name="T8"> </text:span><text:span text:style-name="T33">h</text:span>ow fast the ball drops to the ground: the further <text:span text:style-name="T78">clockwise </text:span>the knob is, the floatier the ball gets.</text:p>
        </text:list-item>
        <text:list-item>
          <text:p text:style-name="P99">Bounce:<text:span text:style-name="T8"> how much potential energy the ball keeps when falling to the ground. Setting the knob to high clockwise values can make your ball bounce forever </text:span><text:span text:style-name="T35">(paired with a high gravity this can also make your ball bounce really high!)</text:span><text:span text:style-name="T8">.</text:span></text:p>
        </text:list-item>
        <text:list-item>
          <text:p text:style-name="P99">Amplitude:<text:span text:style-name="T8"> how much force is applied to the initial ball throw. The further the knob is counterclockwise the lower the ball starts when triggered. A fully counterclockwise knob means the ball doesn’t get off the ground </text:span><text:span text:style-name="T35">at all</text:span><text:span text:style-name="T8">.</text:span></text:p>
        </text:list-item>
        <text:list-item>
          <text:p text:style-name="P99">Velocity:<text:span text:style-name="T8"> how much the ball travels forward initially. Lower, counterclockwise values, produce envelopes with an initial sharper peak.</text:span></text:p>
        </text:list-item>
      </text:list>
      <text:h text:style-name="P77" text:outline-level="2"><text:bookmark-start text:name="__RefHeading___Toc2984_581465276"/><text:span text:style-name="T57">Mutants </text:span>Blank – <text:span text:style-name="T81">Rack sleekerizer</text:span><text:bookmark-end text:name="__RefHeading___Toc2984_581465276"/></text:h>
      <text:p text:style-name="P49">It’s not Mutable or Audible; but who doesn’t want a lovely goblin sitting on their Rack along with<text:span text:style-name="T57"> the Mutants logo?</text:span></text:p>
      <text:p text:style-name="P46"><text:span text:style-name="T57">Makes your Rack look sleek</text:span>.</text:p>
      <text:p text:style-name="P46"><text:span text:style-name="T57">Mutants don’t need no controls</text:span>.</text:p>
      <text:p text:style-name="P15"><text:span text:style-name="T55">Bypassing the module turns </text:span><text:span text:style-name="T56">its</text:span><text:span text:style-name="T55"> lights off</text:span></text:p>
      <text:p text:style-name="Horizontal_20_Line"/>
      <text:p text:style-name="P15"><text:span text:style-name="T55">.</text:span><draw:frame draw:style-name="fr4" draw:name="Image6" text:anchor-type="char" svg:width="3.161cm" svg:height="7.999cm" draw:z-index="24"><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7" text:outline-level="2"><text:bookmark-start text:name="__RefHeading___Toc528_2590220581"/>Funes – <text:span text:style-name="T64">Macro oscillator</text:span><text:bookmark-end text:name="__RefHeading___Toc528_2590220581"/></text:h>
      <text:p text:style-name="P11"><text:span text:style-name="T7">Featuring twenty four synthesis models that range from filtered classic wave shapes to synthetic hi-hats, </text:span>Funes is a <text:span text:style-name="T48">polyphonic </text:span>macro <text:span text:style-name="T7">oscillator</text:span> <text:span text:style-name="T1">t</text:span><text:span text:style-name="T51">hat</text:span><text:span text:style-name="T1"> cater</text:span><text:span text:style-name="T51">s</text:span><text:span text:style-name="T1"> to your every musical need.</text:span></text:p>
      <text:p text:style-name="P25">Funes is based on Mutable Instruments’ well known macro oscillator “Plaits”, with the latest 1.2 released firmware.</text:p>
      <text:p text:style-name="P33">This manual covers basic operation; but a lot of enjoyment comes from experimentation and discovery. Have fun!</text:p>
      <text:p text:style-name="P44"/>
      <text:h text:style-name="P80" text:outline-level="3"><text:bookmark-start text:name="__RefHeading___Toc7088_1480213028"/>The Controls<text:bookmark-end text:name="__RefHeading___Toc7088_1480213028"/></text:h>
      <text:p text:style-name="Text_20_body"><text:bookmark-start text:name="__RefHeading___Toc7090_1480213028"/><draw:frame draw:style-name="fr3" draw:name="Image3" text:anchor-type="char" svg:width="11.13cm" svg:height="7.999cm" draw:z-index="21"><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13">
        <text:list-item>
          <text:p text:style-name="P100">M<text:span text:style-name="T50">ODEL</text:span>:<text:span text:style-name="T8"> twist it back and forth to select the synthesis model. The </text:span><text:span text:style-name="T24">available</text:span><text:span text:style-name="T8"> models are separated in three banks </text:span><text:span text:style-name="T24">of eight</text:span><text:span text:style-name="T8">.</text:span></text:p>
          <text:p text:style-name="P116">Each of the LEDs at the top represent one of the models and reflect both the selected model and the bank it’s contained in using one of three colors.</text:p>
          <text:p text:style-name="P101"><text:span text:style-name="T24">The model banks are separated as follows</text:span><text:span text:style-name="T8">: pitched </text:span><text:span text:style-name="T10">(green LEDs)</text:span><text:span text:style-name="T8">, noise/percussive </text:span><text:span text:style-name="T10">(red LEDs)</text:span><text:span text:style-name="T8"> and new synthesis </text:span><text:span text:style-name="T10">(orange LEDs). </text:span><text:span text:style-name="T8">The character display </text:span><text:span text:style-name="T24">uses an eight letter code to present your selection</text:span><text:span text:style-name="T8">.</text:span></text:p>
          <text:p text:style-name="P117"><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7">s</text:span> color</text:p>
          </table:table-cell>
          <table:table-cell table:style-name="Table1.E1" office:value-type="string">
            <text:p text:style-name="P21">Note<text:note text:id="ftn1" text:note-class="footnote"><text:note-citation>1</text:note-citation><text:note-body><text:p text:style-name="P4">Only <text:span text:style-name="T49">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13">
        <text:list-header>
          <text:p text:style-name="P124"><text:span text:style-name="T9"/></text:p>
          <text:p text:style-name="P118">Synthesis models can also be selected directly using the context menu (see below).</text:p>
          <text:p text:style-name="P119">Depending on the selected model, the module controls change different parameters.</text:p>
          <text:p text:style-name="P102"><text:span text:style-name="T8">For a detailed explanation of the specific models and how the controls behave </text:span><text:span text:style-name="T11">when they are selected</text:span><text:span text:style-name="T8">, </text:span><text:span text:style-name="T11">please refer to the original “Plaits” manual and its 1.2 firmware addendum.</text:span></text:p>
          <text:p text:style-name="P103"><text:span text:style-name="T8">Plaits manual </text:span><text:span text:style-name="T21">(covers Pitched and Noise/percussive models)</text:span><text:span text:style-name="T8">: </text:span><text:a xlink:type="simple" xlink:href="https://pichenettes.github.io/mutable-instruments-documentation/modules/plaits/manual/" text:style-name="Internet_20_link" text:visited-style-name="Visited_20_Internet_20_Link"><text:span text:style-name="T8">https://pichenettes.github.io/mutable-instruments-documentation/modules/plaits/manual/</text:span></text:a></text:p>
          <text:p text:style-name="P103"><text:span text:style-name="T8">Plaits firmware addendum </text:span><text:span text:style-name="T21">(including New synthesis models manual)</text:span><text:span text:style-name="T8">: <text:line-break/></text:span><text:a xlink:type="simple" xlink:href="https://pichenettes.github.io/mutable-instruments-documentation/modules/plaits/firmware/" text:style-name="Internet_20_link" text:visited-style-name="Visited_20_Internet_20_Link"><text:span text:style-name="T8">https://pichenettes.github.io/mutable-instruments-documentation/modules/plaits/firmware/</text:span></text:a></text:p>
        </text:list-header>
        <text:list-item>
          <text:p text:style-name="P104"><text:soft-page-break/><text:span text:style-name="T50">FREQUENCY</text:span><text:span text:style-name="T16"> (coarse)</text:span><text:span text:style-name="T8">: </text:span><text:span text:style-name="T12">its range can be adjusted using the “Frequency mode” item in the context menu. By default it is eight octaves (C0-C8). </text:span><text:span text:style-name="T13">It also offers “Octaves” </text:span><text:span text:style-name="T16">and “LFO”</text:span><text:span text:style-name="T13"> mode</text:span><text:span text:style-name="T16">s</text:span><text:span text:style-name="T13">.</text:span></text:p>
        </text:list-item>
        <text:list-item>
          <text:p text:style-name="P105">F<text:span text:style-name="T50">REQUENCY ROOT</text:span>:<text:span text:style-name="T8"> when “Octaves” is selected as the “Frequency mode” this knob controls the root note.</text:span></text:p>
        </text:list-item>
        <text:list-item>
          <text:p text:style-name="P105">H<text:span text:style-name="T50">ARMONICS</text:span>:<text:span text:style-name="T8"> model dependent tone control. In general </text:span><text:span text:style-name="T14">it</text:span><text:span text:style-name="T8"> controls the frequency spread in the tone.</text:span></text:p>
        </text:list-item>
        <text:list-item>
          <text:p text:style-name="P105">T<text:span text:style-name="T50">IMBRE</text:span>:<text:span text:style-name="T8"> model dependent tone control. </text:span><text:span text:style-name="T14">In general it controls the “darkness” of the tone.</text:span></text:p>
        </text:list-item>
        <text:list-item>
          <text:p text:style-name="P106">Attenuverters<text:span text:style-name="T8"> for the </text:span>T<text:span text:style-name="T50">IMBRE</text:span><text:span text:style-name="T8">, </text:span>FM<text:span text:style-name="T8"> and </text:span>M<text:span text:style-name="T50">ORPH</text:span><text:span text:style-name="T8"> CV inputs. When the </text:span>T<text:span text:style-name="T50">RIGGER</text:span><text:span text:style-name="T8"> (3) input is patched and the corresponding CV is left unpatched, the attenuverter</text:span><text:span text:style-name="T20">s</text:span><text:span text:style-name="T8"> adjust the modulation amount from the internal decaying envelope generator. So… be warned, if you disconnect a CV input and the </text:span>T<text:span text:style-name="T50">RIGGER</text:span><text:span text:style-name="T8"> (3) patched, any attenuverter value other than “0” will allow the internal envelope to take over.</text:span></text:p>
        </text:list-item>
        <text:list-item>
          <text:p text:style-name="P106">L<text:span text:style-name="T50">OW PASS GATE RESPONSE</text:span>:<text:span text:style-name="T8"> controls the response of the internal low pass gate from VCFA (counter clockwise) to VCA (clockwise).</text:span></text:p>
        </text:list-item>
        <text:list-item>
          <text:p text:style-name="P106">L<text:span text:style-name="T50">OW PASS GATE DECAY</text:span>:<text:span text:style-name="T8"> adjusts the ringing time of the internal low pass gate and the decay time of the internal envelope.</text:span></text:p>
        </text:list-item>
        <text:list-item>
          <text:p text:style-name="P125"><text:span text:style-name="T42">M</text:span><text:span text:style-name="T44">ORPH</text:span><text:span text:style-name="T42">: </text:span><text:span text:style-name="T13">model dependent tone control. </text:span><text:span text:style-name="T14">In general it controls lateral timbral variations.</text:span></text:p>
        </text:list-item>
      </text:list>
      <text:p text:style-name="Horizontal_20_Line"/>
      <text:h text:style-name="Heading_20_4" text:outline-level="4"><text:bookmark-start text:name="__RefHeading___Toc852_2590220581"/><text:span text:style-name="T14">I</text:span><text:span text:style-name="T8">nputs and outputs</text:span><text:bookmark-end text:name="__RefHeading___Toc852_2590220581"/></text:h>
      <text:list xml:id="list2100122796" text:style-name="L14">
        <text:list-item>
          <text:p text:style-name="P107">M<text:span text:style-name="T50">ODEL</text:span> selection CV:<text:span text:style-name="T8"> </text:span><text:span text:style-name="T15">this input has two modes of operation that depend on your context menu selection:</text:span></text:p>
        </text:list-item>
      </text:list>
      <text:list text:style-name="L15">
        <text:list-item>
          <text:list>
            <text:list-item>
              <text:p text:style-name="P126"><text:span text:style-name="T43">C0 model modulation (monophonic)</text:span><text:span text:style-name="T15">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6">s</text:span><text:span text:style-name="T15"> decrease it and positive voltage</text:span><text:span text:style-name="T16">s</text:span><text:span text:style-name="T15"> increase it. This behavior is the closest to the original “Plaits” with the addition of polyphony.</text:span></text:p>
            </text:list-item>
            <text:list-item>
              <text:p text:style-name="P126"><text:span text:style-name="T43">C0 model modulation (monophonic)</text:span><text:span text:style-name="T15"> checked: when the input is patched, </text:span><text:span text:style-name="T17">the</text:span><text:span text:style-name="T15"> notes C0 </text:span><text:span text:style-name="T17">to </text:span><text:span text:style-name="T15">B1 select the current model. </text:span><text:span text:style-name="T17">Selection is absolute and not influenced by the manually selected model.</text:span></text:p>
            </text:list-item>
          </text:list>
        </text:list-item>
      </text:list>
      <text:list text:continue-list="list2100122796" text:style-name="L14">
        <text:list-header>
          <text:p text:style-name="P120"><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108">CV Inputs<text:span text:style-name="T8"> for the </text:span>T<text:span text:style-name="T50">IMBRE</text:span><text:span text:style-name="T8">, </text:span>FM<text:span text:style-name="T8"> and </text:span>M<text:span text:style-name="T50">ORPH</text:span><text:span text:style-name="T8"> parameters.</text:span></text:p>
        </text:list-item>
        <text:list-item>
          <text:p text:style-name="P108">T<text:span text:style-name="T50">RIGGER</text:span>:<text:span text:style-name="T8"> serves four different purposes:</text:span></text:p>
        </text:list-item>
      </text:list>
      <text:list text:style-name="L16">
        <text:list-item>
          <text:list>
            <text:list-item>
              <text:p text:style-name="P121">Triggers the internal decaying envelope generator.</text:p>
            </text:list-item>
            <text:list-item>
              <text:p text:style-name="P121">Excites the physical and percussive models.</text:p>
            </text:list-item>
            <text:list-item>
              <text:p text:style-name="P109"><text:span text:style-name="T8">If the </text:span>L<text:span text:style-name="T50">EVEL</text:span> <text:span text:style-name="T8">input (4) is not patched, it strikes the internal low-pass gate.</text:span></text:p>
            </text:list-item>
            <text:list-item>
              <text:p text:style-name="P109"><text:span text:style-name="T8">Samples and holds the value of the </text:span>M<text:span text:style-name="T50">ODEL</text:span> CV input<text:span text:style-name="T8"> </text:span><text:span text:style-name="T21">(1)</text:span><text:span text:style-name="T8">.</text:span></text:p>
            </text:list-item>
          </text:list>
        </text:list-item>
      </text:list>
      <text:list text:style-name="L17">
        <text:list-item>
          <text:p text:style-name="P110">LEVEL:<text:span text:style-name="T8"> opens the internal low pass gate; it also acts as an accent control when triggering physical or percussive models.</text:span></text:p>
        </text:list-item>
        <text:list-item>
          <text:p text:style-name="P110">V/Oct: <text:span text:style-name="T8">controls the fundamental frequency of the produced sound, from -3 to +7 octaves relative to the root note set by the </text:span>FREQUENCY<text:span text:style-name="T8"> (B) knob.</text:span></text:p>
        </text:list-item>
        <text:list-item>
          <text:p text:style-name="P110">CV Input<text:span text:style-name="T8"> for the </text:span>HARMONICS<text:span text:style-name="T8"> </text:span><text:span text:style-name="T21">(D)</text:span><text:span text:style-name="T8"> parameter.</text:span></text:p>
        </text:list-item>
        <text:list-item>
          <text:p text:style-name="P110">OUT:<text:span text:style-name="T8"> main output signal (model dependent).</text:span></text:p>
        </text:list-item>
        <text:list-item>
          <text:p text:style-name="P110">AUX:<text:span text:style-name="T8"> carries a variant or by-product dependent on the </text:span><text:span text:style-name="T52">OUT</text:span><text:span text:style-name="T21"> (7)</text:span><text:span text:style-name="T8"> output signal (model dependent).</text:span></text:p>
        </text:list-item>
      </text:list>
      <text:p text:style-name="Horizontal_20_Line"/>
      <text:h text:style-name="P81" text:outline-level="3"/>
      <text:h text:style-name="P82" text:outline-level="3"><text:bookmark-start text:name="__RefHeading___Toc941_2590220581"/>The context menu<text:bookmark-end text:name="__RefHeading___Toc941_2590220581"/></text:h>
      <text:p text:style-name="P16"><draw:frame draw:style-name="fr3" draw:name="Image4" text:anchor-type="char" svg:width="6.456cm" svg:height="6.165cm" draw:z-index="22"><draw:image xlink:href="Pictures/10000000000000F4000000E9956F6F6A.png" xlink:type="simple" xlink:show="embed" xlink:actuate="onLoad" draw:mime-type="image/png"/></draw:frame></text:p>
      <text:p text:style-name="P16"/>
      <text:p text:style-name="P16"><text:line-break/><text:line-break/><text:line-break/><text:line-break/><text:line-break/></text:p>
      <text:p text:style-name="P32"><text:line-break/><text:line-break/><text:line-break/>The Funes context menu offers the standard VCV Rack standard context menu with several additions:</text:p>
      <text:list text:style-name="L18">
        <text:list-item>
          <text:p text:style-name="P127"><text:span text:style-name="T45">Low CPU (disable resampling):</text:span><text:span text:style-name="T18"> if your computer is struggling enabling this will save some CPU at the expense of sound quality.</text:span></text:p>
        </text:list-item>
        <text:list-item>
          <text:p text:style-name="P127"><text:span text:style-name="T45">Frequency mode:</text:span><text:span text:style-name="T18"> sets the mode for the </text:span><text:span text:style-name="T45">FREQUENCY</text:span><text:span text:style-name="T18"> (B) knob.</text:span></text:p>
        </text:list-item>
        <text:list-item>
          <text:p text:style-name="P127"><text:span text:style-name="T45">Reset custom data for the current engine:</text:span><text:span text:style-name="T18"> some of the models </text:span><text:span text:style-name="T23">in</text:span><text:span text:style-name="T18"> the “New synthesis models” bank allow </text:span><text:span text:style-name="T23">the</text:span><text:span text:style-name="T18"> use of custom data. This menu option clears it and loads the built-in default.</text:span></text:p>
        </text:list-item>
        <text:list-item>
          <text:p text:style-name="P127"><text:span text:style-name="T45">Load custom data for current engine:</text:span><text:span text:style-name="T18"> </text:span><text:span text:style-name="T17">loads custom data for one of the following </text:span><text:span text:style-name="T21">model</text:span><text:span text:style-name="T17">s:</text:span></text:p>
        </text:list-item>
      </text:list>
      <text:list text:style-name="L19">
        <text:list-item>
          <text:list>
            <text:list-item>
              <text:p text:style-name="P111"><text:span text:style-name="T17">6-operator FM </text:span><text:span text:style-name="T21">models</text:span><text:span text:style-name="T17">.</text:span></text:p>
            </text:list-item>
            <text:list-item>
              <text:p text:style-name="P122">Wave terrain synthesis.</text:p>
            </text:list-item>
            <text:list-item>
              <text:p text:style-name="P122">Wavetable synthesis.</text:p>
            </text:list-item>
          </text:list>
        </text:list-item>
      </text:list>
      <text:p text:style-name="P34">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8">https://github.com/tobiza/Plaits-Editor/tree/8190119e5c0e06b495e46eef62d8ed5ce874b53b</text:span></text:a></text:p>
      <text:p text:style-name="P27"><text:span text:style-name="T8">In order to use the editor you need to download the code and run it locally in your web browser </text:span><text:span text:style-name="T21">(tested with Firefox)</text:span><text:span text:style-name="T8">.</text:span></text:p>
      <text:list text:style-name="L20">
        <text:list-item>
          <text:p text:style-name="P112">Pitched models, Noise/percussive models and New synthesis models:<text:span text:style-name="T8"> the items in the sub-menus directly select </text:span><text:span text:style-name="T21">a</text:span><text:span text:style-name="T22">n</text:span><text:span text:style-name="T8"> specific synthesis model.</text:span></text:p>
        </text:list-item>
        <text:list-item>
          <text:p text:style-name="P112"><text:soft-page-break/>Display follows modulated model:<text:span text:style-name="T8"> when enabled, the LED display changes to reflect the model currently selected by the voltage present in the </text:span>MODEL CV input<text:span text:style-name="T8"> </text:span><text:span text:style-name="T21">(1)</text:span><text:span text:style-name="T8">. If you want the display to </text:span><text:span text:style-name="T21">only </text:span><text:span text:style-name="T8">reflect the model </text:span><text:span text:style-name="T24">selected using the knob</text:span><text:span text:style-name="T8"> or don’t like the effect, disable this option. Enabled by default.</text:span></text:p>
        </text:list-item>
        <text:list-item>
          <text:p text:style-name="P112">C0 model modulation (monophonic): <text:span text:style-name="T8">when enabled, the selected model is changed by sending note voltage values to the </text:span>MODEL<text:span text:style-name="T8"> CV input. Selection is absolute. This disables the default Plaits-like behavior and is monophonic only. </text:span><text:span text:style-name="T19">Disabled by default.</text:span></text:p>
        </text:list-item>
      </text:list>
      <text:h text:style-name="P75" text:outline-level="1"><text:bookmark-start text:name="__RefHeading___Toc1058_2590220581"/><text:span text:style-name="T19">A</text:span><text:span text:style-name="T8">cknowledgments </text:span><text:span text:style-name="T20">&amp; thanks</text:span><text:bookmark-end text:name="__RefHeading___Toc1058_2590220581"/></text:h>
      <text:p text:style-name="P35">Mutable Instruments for designing such wonderful modules.</text:p>
      <text:p text:style-name="P35">Tobi for the work on getting the 1.2 Plaits firmware in VCV Rack.</text:p>
      <text:p text:style-name="P41">Hemmer for the work on getting Peaks working in VCV Rack.</text:p>
      <text:p text:style-name="P36">jpnielsen for helping with builds.</text:p>
      <text:p text:style-name="P37">VCV Rack, MindMeld, Venom and Sapphire modules and their authors whose sources inspired the solutions for some of the graphical effects present in the Sanguine Modules plugins.</text:p>
      <text:p text:style-name="P35">Everyone in the VCV Rack forum who got excited with my first “Funes” release.</text:p>
      <text:p text:style-name="P40">Christy Marx for making me laugh, to this day, whenever I look at the Conquests of Camelot manual cover (and, in turn, inspiring the cover for this one).</text:p>
      <text:h text:style-name="P75"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4">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5">Slight discrepancies between the images on the package, this manual and the final plugin are possible and should not affect functionality in any way.</text:p>
      <text:h text:style-name="P75" text:outline-level="1"><text:bookmark-start text:name="__RefHeading___Toc1060_2590220581"/><text:span text:style-name="T19">L</text:span><text:span text:style-name="T8">icenses </text:span><text:span text:style-name="T19">&amp; Copyright</text:span><text:span text:style-name="T21">s</text:span><text:bookmark-end text:name="__RefHeading___Toc1060_2590220581"/></text:h>
      <text:p text:style-name="P38">Sanguine Modules; Sanguine Modules Mutants; Sanguine Modules Monsters, and their respective logos, branding and indications are copyright © 2024 Bloodbat / La Serpiente y la Rosa Producciones.</text:p>
      <text:p text:style-name="P38">Mutable Instruments is a registered trademark.</text:p>
      <text:p text:style-name="P38">This manual is © Bloodbat and licensed under CC BY-NC 4.0. Non-commercial use is allowed with appropriate credit and indication of the original license.</text:p>
      <text:p text:style-name="P14"><text:span text:style-name="T8">This </text:span><text:span text:style-name="T19">plugin</text:span><text:span text:style-name="T8"> is free software: you can redistribute it and/or modify it under the terms of the GNU General Public License as published by the Free Software Foundation, either version 3 of the License, or (at your option) any later version.</text:span></text:p>
      <text:p text:style-name="P39">The panel graphics and logos in the res/ folder are copyright © Bloodbat and licensed under CC BY-NC 4.0. Non-commercial use is allowed with appropriate credit and indication of the original license.</text:p>
      <text:p text:style-name="P14"><text:span text:style-name="T8">The component graphics in the </text:span><text:span text:style-name="Source_20_Text"><text:span text:style-name="T8">res/components/</text:span></text:span><text:span text:style-name="T8"> directory are copyright © VCV, modified by Bloodbat and licensed under CC BY-NC 4.0. Non-commercial use is allowed with appropriate credit and indication of the original license. </text:span></text:p>
      <text:p text:style-name="P14">Dependencies included in the binary distribut<text:span text:style-name="T53">ion</text:span> may have other licenses. See LICENSE-dist.txt for a full list.</text:p>
      <text:p text:style-name="Text_20_body"><draw:frame draw:style-name="fr1" draw:name="Frame2" text:anchor-type="char" draw:z-index="23"><draw:text-box fo:min-height="0.499cm" fo:min-width="2cm"><text:p text:style-name="P10">Copyright <text:span text:style-name="T8">©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7"><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text:page-number><text:bookmark-end text:name="PageNumWizard_FOOTER_Default Page Style1 Copy 6"/></text:p>
      </style:footer>
      <style:footer-left>
        <text:p text:style-name="MP2"><text:bookmark-start text:name="PageNumWizard_FOOTER_Default Page Style2"/><text:page-number text:select-page="current">18</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19T10:59:39.596000000</dc:date>
    <dc:creator>Antonio Ramírez</dc:creator>
    <meta:editing-duration>PT5H46M4S</meta:editing-duration>
    <meta:editing-cycles>39</meta:editing-cycles>
    <meta:generator>LibreOffice/24.2.3.2$Windows_X86_64 LibreOffice_project/433d9c2ded56988e8a90e6b2e771ee4e6a5ab2ba</meta:generator>
    <meta:print-date>2024-05-14T14:25:01.974000000</meta:print-date>
    <meta:printed-by>PDF files: Antonio Ramírez</meta:printed-by>
    <meta:document-statistic meta:table-count="2" meta:image-count="10" meta:object-count="0" meta:page-count="20" meta:paragraph-count="340" meta:word-count="3466" meta:character-count="20707" meta:non-whitespace-character-count="17563"/>
  </office:meta>
</office:document-meta>
</file>